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82in"/>
    </style:style>
    <style:style style:name="co2" style:family="table-column">
      <style:table-column-properties fo:break-before="auto" style:column-width="1.5917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4118in"/>
    </style:style>
    <style:style style:name="co5" style:family="table-column">
      <style:table-column-properties fo:break-before="auto" style:column-width="4.2634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71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4c6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4c6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8" office:value-type="string" calcext:value-type="string" table:number-columns-spanned="7" table:number-rows-spanned="1">
            <text:p>รายการสินค้าที่สั่งซื้อ</text:p>
          </table:table-cell>
          <table:covered-table-cell table:number-columns-repeated="6"/>
          <table:table-cell table:formula="of:=SUM([.C4:.C29])" office:value-type="float" office:value="907" calcext:value-type="float">
            <text:p>907</text:p>
          </table:table-cell>
        </table:table-row>
        <table:table-row table:style-name="ro1"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อันดับ</text:p>
          </table:table-cell>
          <table:table-cell table:style-name="ce9" office:value-type="string" calcext:value-type="string">
            <text:p>รายการ</text:p>
          </table:table-cell>
          <table:table-cell office:value-type="string" calcext:value-type="string">
            <text:p>จำนวน</text:p>
          </table:table-cell>
          <table:table-cell office:value-type="string" calcext:value-type="string">
            <text:p>ราคา</text:p>
          </table:table-cell>
          <table:table-cell office:value-type="string" calcext:value-type="string">
            <text:p>ร้านค้า</text:p>
          </table:table-cell>
          <table:table-cell office:value-type="string" calcext:value-type="string">
            <text:p>วันที่สั่ง</text:p>
          </table:table-cell>
          <table:table-cell office:value-type="string" calcext:value-type="string">
            <text:p>วันได้รับ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05cvsa <text:s/>solar_charge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shopee.co.th/samiore.th?entryPoint=OrderDetail" xlink:type="simple">https://shopee.co.th/samiore.th?entryPoint=OrderDetail</text:a></text:p>
          </table:table-cell>
          <table:table-cell/>
          <table:table-cell table:style-name="ce11" office:value-type="float" office:value="241210" calcext:value-type="float">
            <text:p>24121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D4001 smd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pan text:style-name="T2"><text:a xlink:href="https://shopee.co.th/cxydz.th?entryPoint=OrderDetail" xlink:type="simple">https://shopee.co.th/cxydz.th?entryPoint=OrderDetail</text:a></text:span></text:p>
          </table:table-cell>
          <table:table-cell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P32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s://shopee.co.th/samiore.th?entryPoint=OrderDetail" xlink:type="simple">https://shopee.co.th/samiore.th?entryPoint=OrderDetail</text:a></text:p>
          </table:table-cell>
          <table:table-cell/>
          <table:table-cell office:value-type="float" office:value="241213" calcext:value-type="float">
            <text:p>2412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 – IPX Cable</text:p>
          </table:table-cell>
          <table:table-cell office:value-type="float" office:value="15" calcext:value-type="float">
            <text:p>1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pan text:style-name="T2"><text:a xlink:href="https://shopee.co.th/meltsee.th?entryPoint=OrderDetail" xlink:type="simple">https://shopee.co.th/meltsee.th?entryPoint=OrderDetail</text:a></text:span></text:p>
          </table:table-cell>
          <table:table-cell/>
          <table:table-cell office:value-type="float" office:value="241213" calcext:value-type="float">
            <text:p>2412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N06 mosfet (SMD)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shopee.co.th/maoyuanmosfet.th?entryPoint=OrderDetail" xlink:type="simple">https://shopee.co.th/maoyuanmosfet.th?entryPoint=OrderDetail</text:a></text:p>
          </table:table-cell>
          <table:table-cell/>
          <table:table-cell office:value-type="float" office:value="241213" calcext:value-type="float">
            <text:p>2412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smd 0805 whit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d smd 0805 whit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d smd 0805 whit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 smd 0805 white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shopee.co.th/gohjmy_components.th?entryPoint=OrderDetail" xlink:type="simple">https://shopee.co.th/gohjmy_components.th?entryPoint=OrderDetail</text:a></text:p>
          </table:table-cell>
          <table:table-cell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liv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N5401 smd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ON740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L431SOT smd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41316" calcext:value-type="float">
            <text:p>2413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817 smd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shopee.co.th/bxv_components.th?entryPoint=OrderDetail" xlink:type="simple">https://shopee.co.th/bxv_components.th?entryPoint=OrderDetail</text:a></text:p>
          </table:table-cell>
          <table:table-cell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LN2003 smd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shopee.co.th/qianqian.th?entryPoint=OrderDetail" xlink:type="simple">https://shopee.co.th/qianqian.th?entryPoint=OrderDetail</text:a></text:p>
          </table:table-cell>
          <table:table-cell/>
          <table:table-cell office:value-type="float" office:value="241216" calcext:value-type="float">
            <text:p>24121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CO W37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<text:a xlink:href="https://shopee.co.th/jfmobile04?entryPoint=OrderDetail" xlink:type="simple">https://shopee.co.th/jfmobile04?entryPoint=OrderDetail</text:a></text:p>
          </table:table-cell>
          <table:table-cell/>
          <table:table-cell office:value-type="float" office:value="241213" calcext:value-type="float">
            <text:p>2412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S1117 3.3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shopee.co.th/isinwei.th?entryPoint=OrderDetail" xlink:type="simple">https://shopee.co.th/isinwei.th?entryPoint=OrderDetail</text:a>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ay 3.3V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shopee.co.th/dandeshop.official?entryPoint=OrderDetail" xlink:type="simple">https://shopee.co.th/dandeshop.official?entryPoint=OrderDetail</text:a></text:p>
          </table:table-cell>
          <table:table-cell/>
          <table:table-cell office:value-type="float" office:value="241212" calcext:value-type="float">
            <text:p>241212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style-name="ce10" table:formula="of:=SUM([.D5:.D29])" office:value-type="float" office:value="2476" calcext:value-type="float">
            <text:p>24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7:21:50.266517019</meta:creation-date>
    <dc:date>2024-12-17T06:54:28.674205915</dc:date>
    <meta:editing-duration>PT2H3M2S</meta:editing-duration>
    <meta:editing-cycles>6</meta:editing-cycles>
    <meta:generator>LibreOffice/7.4.7.2$Linux_X86_64 LibreOffice_project/40$Build-2</meta:generator>
    <meta:document-statistic meta:table-count="1" meta:cell-count="104" meta:object-count="0"/>
  </office:meta>
</office:document-meta>
</file>